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488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T1" style:family="text">
      <style:text-properties fo:font-size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0.735cm" svg:x2="3.275cm" svg:y2="1.37cm">
          <text:p/>
        </draw:line>
        <draw:custom-shape draw:style-name="gr1" draw:text-style-name="P3" draw:layer="layout" svg:width="6.35cm" svg:height="0.635cm" svg:x="0.1cm" svg:y="1.37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0.635cm" svg:x="0.1cm" svg:y="2.64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2.005cm" svg:x2="3.275cm" svg:y2="2.64cm">
          <text:p/>
        </draw:line>
        <draw:line draw:style-name="gr2" draw:text-style-name="P2" draw:layer="layout" svg:x1="0.1cm" svg:y1="3.275cm" svg:x2="0.1cm" svg:y2="7.72cm">
          <text:p/>
        </draw:line>
        <draw:frame draw:style-name="gr3" draw:text-style-name="P5" draw:layer="layout" svg:width="3.175cm" svg:height="4.361cm" svg:x="0.1cm" svg:y="3.91cm">
          <draw:text-box>
            <text:p text:style-name="P4"><text:span text:style-name="T2">append</text:span></text:p>
            <text:p text:style-name="P4"><text:span text:style-name="T2">appendAll</text:span></text:p>
            <text:p text:style-name="P4"><text:span text:style-name="T2">delete</text:span></text:p>
            <text:p text:style-name="P4"><text:span text:style-name="T2">difference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insert</text:span></text:p>
            <text:p text:style-name="P4"><text:span text:style-name="T2">Intersection</text:span></text:p>
            <text:p text:style-name="P4"><text:span text:style-name="T2">last</text:span></text:p>
            <text:p text:style-name="P4"><text:span text:style-name="T2">lastItem</text:span></text:p>
          </draw:text-box>
        </draw:frame>
        <draw:line draw:style-name="gr2" draw:text-style-name="P2" draw:layer="layout" svg:x1="0.1cm" svg:y1="8.355cm" svg:x2="6.45cm" svg:y2="8.355cm">
          <text:p/>
        </draw:line>
        <draw:line draw:style-name="gr2" draw:text-style-name="P2" draw:layer="layout" svg:x1="0.1cm" svg:y1="3.91cm" svg:x2="6.45cm" svg:y2="3.91cm">
          <text:p/>
        </draw:line>
        <draw:line draw:style-name="gr2" draw:text-style-name="P2" draw:layer="layout" svg:x1="6.45cm" svg:y1="3.275cm" svg:x2="6.45cm" svg:y2="7.72cm">
          <text:p/>
        </draw:line>
        <draw:frame draw:style-name="gr4" draw:text-style-name="P5" draw:layer="layout" svg:width="3.175cm" svg:height="3.95cm" svg:x="3.275cm" svg:y="3.91cm">
          <draw:text-box>
            <text:p text:style-name="P4"><text:span text:style-name="T2">next</text:span></text:p>
            <text:p text:style-name="P4"><text:span text:style-name="T2">previous</text:span></text:p>
            <text:p text:style-name="P4"><text:span text:style-name="T2">section</text:span></text:p>
            <text:p text:style-name="P4"><text:span text:style-name="T2">subset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xor</text:span></text:p>
          </draw:text-box>
        </draw:frame>
        <draw:line draw:style-name="gr2" draw:text-style-name="P2" draw:layer="layout" svg:x1="3.275cm" svg:y1="8.355cm" svg:x2="3.275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3cm" fo:page-height="9.0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58:12.65</dc:date>
    <dc:language>en-US</dc:language>
    <meta:editing-cycles>20</meta:editing-cycles>
    <meta:editing-duration>PT1H45M46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